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53D4ECAC8951481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Arial1" svg:font-family="Arial" style:font-family-generic="swiss"/>
    <style:font-face style:name="Arial2" svg:font-family="Arial" style:font-adornments="Regular" style:font-family-generic="swiss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5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.635cm" fo:margin-right="0cm" fo:margin-top="0cm" fo:margin-bottom="0cm" fo:line-height="100%" fo:text-align="center" fo:text-indent="-0.61cm" style:text-autospace="none"/>
      <style:text-properties fo:font-size="28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28pt"/>
    </style:style>
    <style:style style:name="P3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1cm" style:text-autospace="none"/>
      <style:text-properties fo:color="#000000" style:font-name="Arial" fo:font-size="28pt" fo:text-shadow="1pt 1pt" fo:font-weight="normal" style:font-name-asian="Segoe UI3" style:font-size-asian="28pt" style:font-weight-asian="normal" style:font-name-complex="Segoe UI3" style:font-size-complex="28pt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8.5pt"/>
    </style:style>
    <style:style style:name="P6" style:family="paragraph">
      <style:paragraph-properties fo:margin-left="0cm" fo:margin-right="0cm" fo:margin-top="0cm" fo:margin-bottom="0cm" fo:line-height="150%" fo:text-align="center" fo:text-indent="0cm" style:text-autospace="none"/>
      <style:text-properties fo:font-size="8.5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8.5pt" fo:text-shadow="none" fo:font-weight="bold" style:font-name-asian="Segoe UI3" style:font-size-asian="8.5pt" style:font-weight-asian="bold" style:font-name-complex="Segoe UI3" style:font-size-complex="8.5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 Semibold" fo:font-size="28pt" fo:text-shadow="none" fo:font-weight="normal" style:font-name-asian="Segoe UI3" style:font-size-asian="28pt" style:font-weight-asian="normal" style:font-name-complex="Segoe UI3" style:font-size-complex="28pt" style:font-weight-complex="normal"/>
    </style:style>
    <style:style style:name="T3" style:family="text">
      <style:text-properties fo:color="#000000" style:font-name="Segoe UI Semibold" fo:font-size="24pt" fo:font-style="italic" fo:text-shadow="none" fo:font-weight="normal" style:font-name-asian="Segoe UI3" style:font-size-asian="24pt" style:font-style-asian="italic" style:font-weight-asian="normal" style:font-name-complex="Segoe UI3" style:font-size-complex="24pt" style:font-style-complex="italic" style:font-weight-complex="normal"/>
    </style:style>
    <style:style style:name="T4" style:family="text">
      <style:text-properties fo:color="#cc0000" style:text-position="super 58%" style:font-name="Arial" fo:font-size="36pt" fo:text-shadow="none" fo:font-weight="bold" style:font-name-asian="Arial2" style:font-size-asian="36pt" style:font-weight-asian="bold" style:font-name-complex="Arial2" style:font-size-complex="36pt" style:font-weight-complex="bold"/>
    </style:style>
    <style:style style:name="T5" style:family="text">
      <style:text-properties fo:color="#000000" style:text-position="super 58%" style:font-name="Segoe UI" fo:font-size="36pt" fo:text-shadow="none" fo:font-weight="bold" style:font-name-asian="Arial2" style:font-size-asian="36pt" style:font-weight-asian="bold" style:font-name-complex="Arial2" style:font-size-complex="36pt" style:font-weight-complex="bold"/>
    </style:style>
    <style:style style:name="T6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7" style:family="text">
      <style:text-properties fo:color="#000000" style:font-name="Segoe UI" fo:font-size="15pt" fo:text-shadow="none" fo:font-weight="bold" style:font-name-asian="Segoe UI3" style:font-size-asian="15pt" style:font-weight-asian="bold" style:font-name-complex="Segoe UI3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5.146cm" svg:height="8.32cm" svg:x="1.27cm" svg:y="0.559cm">
          <draw:text-box>
            <text:p text:style-name="P1"><text:span text:style-name="T1">SANCTUS</text:span><text:span text:style-name="T2"> </text:span><text:span text:style-name="T3">(p.195 lsb)</text:span></text:p>
            <text:p text:style-name="P1"><text:span text:style-name="T4">♫</text:span><text:span text:style-name="T5"> </text:span><text:span text:style-name="T6">Holy, holy, holy Lord God of Sabaoth;</text:span></text:p>
            <text:p text:style-name="P2"><text:span text:style-name="T6"><text:s text:c="2"/></text:span><text:span text:style-name="T6">heav'n and earth are full of Thy glory. <text:s/>Hosanna, hosanna, hosanna in the </text:span></text:p>
            <text:p text:style-name="P2"><text:span text:style-name="T6">highest. <text:s text:c="38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7" draw:layer="layout" svg:width="25.931cm" svg:height="8.065cm" svg:x="1.016cm" svg:y="0.508cm">
          <draw:text-box>
            <text:p text:style-name="P5"><text:span text:style-name="T4">♫</text:span><text:span text:style-name="T5"> </text:span><text:span text:style-name="T6">Blessed is He, blessed is He, blessed is He <text:s text:c="2"/>that cometh in the name of the Lord.</text:span></text:p>
            <text:p text:style-name="P5"><text:span text:style-name="T6">Hosanna, hosanna, hosanna in the highest. <text:s text:c="33"/></text:span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Arial1" svg:font-family="Arial" style:font-family-generic="swiss"/>
    <style:font-face style:name="Arial2" svg:font-family="Arial" style:font-adornments="Regular" style:font-family-generic="swiss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ackground" xlink:href="Pictures/10000000000004220000025353D4ECAC8951481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0-01T09:27:34.350000000</meta:creation-date>
    <dc:date>2019-03-22T13:41:16.362000000</dc:date>
    <meta:editing-duration>PT1H5M30S</meta:editing-duration>
    <meta:editing-cycles>29</meta:editing-cycles>
    <meta:generator>LibreOffice/6.1.5.2$Windows_X86_64 LibreOffice_project/90f8dcf33c87b3705e78202e3df5142b201bd805</meta:generator>
    <meta:document-statistic meta:object-count="27"/>
  </office:meta>
</office:document-meta>
</file>